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Verdana" svg:font-family="Verdana, Arial, serif"/>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style:text-underline-style="solid" style:text-underline-width="auto" style:text-underline-color="font-color" fo:font-weight="bold" officeooo:rsid="000039ff" officeooo:paragraph-rsid="000039ff"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language="fr" fo:country="FR" fo:font-style="normal" style:text-underline-style="solid" style:text-underline-width="auto" style:text-underline-color="font-color" fo:font-weight="bold" officeooo:rsid="000039ff" officeooo:paragraph-rsid="000039ff" style:font-size-asian="12.25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officeooo:paragraph-rsid="000039ff"/>
    </style:style>
    <style:style style:name="P4" style:family="paragraph" style:parent-style-name="Text_20_body">
      <style:paragraph-properties fo:text-align="start" style:justify-single-word="false"/>
      <style:text-properties officeooo:paragraph-rsid="00044180"/>
    </style:style>
    <style:style style:name="P5" style:family="paragraph" style:parent-style-name="Text_20_body">
      <style:paragraph-properties fo:margin-left="0cm" fo:margin-right="0cm" style:line-height-at-least="0.582cm" fo:text-indent="0cm" style:auto-text-indent="false"/>
      <style:text-properties fo:font-variant="normal" fo:text-transform="none" fo:color="#000000" style:font-name="Times New Roman" fo:font-size="12pt" fo:letter-spacing="normal" fo:font-style="normal" fo:font-weight="normal" officeooo:rsid="00044180" officeooo:paragraph-rsid="0004dd23" style:font-size-asian="12pt" style:font-size-complex="12pt"/>
    </style:style>
    <style:style style:name="P6" style:family="paragraph" style:parent-style-name="Text_20_body">
      <style:paragraph-properties fo:margin-left="0cm" fo:margin-right="0cm" style:line-height-at-least="0.582cm" fo:text-indent="0cm" style:auto-text-indent="false"/>
      <style:text-properties officeooo:paragraph-rsid="0004dd23"/>
    </style:style>
    <style:style style:name="P7" style:family="paragraph" style:parent-style-name="Text_20_body">
      <style:paragraph-properties fo:margin-left="0cm" fo:margin-right="0cm" style:line-height-at-least="0.582cm" fo:text-indent="0cm" style:auto-text-indent="false"/>
      <style:text-properties officeooo:rsid="0004dd23" officeooo:paragraph-rsid="0004dd23"/>
    </style:style>
    <style:style style:name="P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0039ff" style:font-size-asian="12pt" style:font-size-complex="12pt"/>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039ff" officeooo:paragraph-rsid="000039ff"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44180" officeooo:paragraph-rsid="00044180"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solid" style:text-underline-width="auto" style:text-underline-color="font-color" fo:font-weight="bold" officeooo:rsid="000039ff" officeooo:paragraph-rsid="000039f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solid" style:text-underline-width="auto" style:text-underline-color="font-color" fo:font-weight="bold" officeooo:rsid="00044180" officeooo:paragraph-rsid="00044180"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language="fr" fo:country="FR" fo:font-style="normal" style:text-underline-style="solid" style:text-underline-width="auto" style:text-underline-color="font-color" fo:font-weight="bold" officeooo:rsid="000ba212" officeooo:paragraph-rsid="000ba212" style:font-size-asian="12.25pt" style:font-style-asian="normal" style:font-weight-asian="bold" style:font-size-complex="14pt" style:font-style-complex="normal" style:font-weight-complex="bold"/>
    </style:style>
    <style:style style:name="P14"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cm" fo:margin-bottom="0cm" style:contextual-spacing="false" fo:line-height="140%" fo:text-align="justify" style:justify-single-word="false" fo:text-indent="0cm" style:auto-text-indent="false" fo:padding="0cm" fo:border="none"/>
    </style:style>
    <style:style style:name="P16" style:family="paragraph" style:parent-style-name="Text_20_body">
      <style:paragraph-properties fo:margin-left="0cm" fo:margin-right="0cm" fo:margin-top="0cm" fo:margin-bottom="0cm" style:contextual-spacing="false" fo:line-height="140%" fo:text-align="start" style:justify-single-word="false" fo:text-indent="0cm" style:auto-text-indent="false" fo:padding="0cm" fo:border="none"/>
    </style:style>
    <style:style style:name="P17" style:family="paragraph" style:parent-style-name="Text_20_body">
      <style:paragraph-properties fo:margin-left="0cm" fo:margin-right="0cm" style:line-height-at-least="0.582cm" fo:text-indent="0cm" style:auto-text-indent="false"/>
      <style:text-properties fo:font-variant="normal" fo:text-transform="none" fo:color="#000000" style:font-name="Times New Roman" fo:font-size="12pt" fo:letter-spacing="normal" fo:font-style="normal" fo:font-weight="normal" officeooo:rsid="0004dd23" officeooo:paragraph-rsid="0004dd23" style:font-size-asian="12pt" style:font-size-complex="12pt"/>
    </style:style>
    <style:style style:name="P18" style:family="paragraph" style:parent-style-name="Text_20_body">
      <style:paragraph-properties fo:margin-left="0cm" fo:margin-right="0cm" style:line-height-at-least="0.582cm" fo:text-indent="0cm" style:auto-text-indent="false"/>
      <style:text-properties fo:font-variant="normal" fo:text-transform="none" fo:color="#000000" style:font-name="Times New Roman" fo:font-size="12pt" fo:letter-spacing="normal" fo:font-style="normal" fo:font-weight="normal" officeooo:rsid="00064f47" officeooo:paragraph-rsid="00064f47" style:font-size-asian="12pt" style:font-size-complex="12pt"/>
    </style:style>
    <style:style style:name="P19" style:family="paragraph" style:parent-style-name="Text_20_body">
      <style:paragraph-properties fo:margin-left="0cm" fo:margin-right="0cm" style:line-height-at-least="0.582cm"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bold" officeooo:rsid="00064f47" officeooo:paragraph-rsid="00064f47" style:font-size-asian="14pt" style:font-weight-asian="bold" style:font-size-complex="14pt" style:font-weight-complex="bold"/>
    </style:style>
    <style:style style:name="P20" style:family="paragraph" style:parent-style-name="Text_20_body">
      <style:paragraph-properties fo:margin-left="0cm" fo:margin-right="0cm" style:line-height-at-least="0.582cm" fo:text-indent="0cm" style:auto-text-indent="false"/>
      <style:text-properties fo:font-variant="normal" fo:text-transform="none" fo:color="#000000" style:font-name="Times New Roman" fo:font-size="12pt" fo:letter-spacing="normal" fo:font-style="normal" fo:font-weight="normal" officeooo:paragraph-rsid="00064f47" style:font-size-asian="12pt" style:font-weight-asian="normal" style:font-size-complex="12pt" style:font-weight-complex="normal"/>
    </style:style>
    <style:style style:name="P21" style:family="paragraph" style:parent-style-name="Text_20_body">
      <style:paragraph-properties fo:margin-left="0cm" fo:margin-right="0cm" style:line-height-at-least="0.582cm" fo:text-indent="0cm" style:auto-text-indent="false"/>
      <style:text-properties officeooo:paragraph-rsid="00064f47"/>
    </style:style>
    <style:style style:name="P22" style:family="paragraph" style:parent-style-name="Text_20_body">
      <style:paragraph-properties fo:margin-left="0cm" fo:margin-right="0cm" style:line-height-at-least="0.582cm" fo:text-indent="0cm" style:auto-text-indent="false"/>
      <style:text-properties officeooo:paragraph-rsid="000841de"/>
    </style:style>
    <style:style style:name="P23" style:family="paragraph" style:parent-style-name="Text_20_body">
      <style:paragraph-properties fo:margin-left="0cm" fo:margin-right="0cm" style:line-height-at-least="0.582cm" fo:text-indent="0cm" style:auto-text-indent="false"/>
      <style:text-properties officeooo:paragraph-rsid="000f98ba"/>
    </style:style>
    <style:style style:name="P24" style:family="paragraph" style:parent-style-name="Text_20_body">
      <style:paragraph-properties fo:margin-left="0cm" fo:margin-right="0cm" style:line-height-at-least="0.582cm" fo:text-indent="0cm" style:auto-text-indent="false"/>
      <style:text-properties officeooo:rsid="00064f47" officeooo:paragraph-rsid="00064f47"/>
    </style:style>
    <style:style style:name="P25" style:family="paragraph" style:parent-style-name="Text_20_body">
      <style:paragraph-properties fo:margin-left="0cm" fo:margin-right="0cm" style:line-height-at-least="0.582cm" fo:text-indent="0cm" style:auto-text-indent="false"/>
      <style:text-properties fo:color="#000000" style:font-name="Times New Roman" fo:font-size="12pt" officeooo:rsid="00064f47" officeooo:paragraph-rsid="00064f47" style:font-size-asian="12pt" style:font-size-complex="12pt"/>
    </style:style>
    <style:style style:name="P26" style:family="paragraph" style:parent-style-name="Text_20_body">
      <style:paragraph-properties fo:margin-left="0cm" fo:margin-right="0cm" style:line-height-at-least="0.582cm" fo:text-indent="0cm" style:auto-text-indent="false"/>
      <style:text-properties fo:color="#000000" style:font-name="Times New Roman" fo:font-size="12pt" officeooo:rsid="000841de" officeooo:paragraph-rsid="000841de" style:font-size-asian="12pt" style:font-size-complex="12pt"/>
    </style:style>
    <style:style style:name="P27" style:family="paragraph" style:parent-style-name="Text_20_body">
      <style:paragraph-properties fo:margin-left="0cm" fo:margin-right="0cm" style:line-height-at-least="0.582cm" fo:text-indent="0cm" style:auto-text-indent="false"/>
      <style:text-properties fo:color="#000000" style:font-name="Times New Roman" fo:font-size="12pt" fo:font-style="italic" style:text-underline-style="solid" style:text-underline-width="auto" style:text-underline-color="font-color" fo:font-weight="normal" officeooo:rsid="000f98ba" officeooo:paragraph-rsid="000f98ba" style:font-size-asian="12pt" style:font-style-asian="italic" style:font-weight-asian="normal" style:font-size-complex="12pt" style:font-style-complex="italic" style:font-weight-complex="normal"/>
    </style:style>
    <style:style style:name="P28" style:family="paragraph" style:parent-style-name="Text_20_body">
      <style:paragraph-properties fo:margin-left="0cm" fo:margin-right="0cm" style:line-height-at-least="0.582cm" fo:text-indent="0cm" style:auto-text-indent="false"/>
      <style:text-properties fo:color="#000000" style:font-name="Times New Roman" fo:font-size="12pt" fo:font-style="normal" style:text-underline-style="none" fo:font-weight="normal" officeooo:paragraph-rsid="000db039"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style:line-height-at-least="0.582cm" fo:text-indent="0cm" style:auto-text-indent="false"/>
      <style:text-properties fo:color="#000000" style:font-name="Times New Roman" fo:font-size="12pt" fo:font-style="normal" style:text-underline-style="none" fo:font-weight="normal" officeooo:rsid="000db039" officeooo:paragraph-rsid="000db039"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style:line-height-at-least="0.582cm" fo:text-indent="0cm" style:auto-text-indent="false"/>
      <style:text-properties fo:color="#000000" style:font-name="Times New Roman" fo:font-size="12pt" fo:font-style="normal" style:text-underline-style="none" fo:font-weight="normal" officeooo:rsid="000f98ba" officeooo:paragraph-rsid="000f98ba"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style:line-height-at-least="0.582cm" fo:text-indent="0cm" style:auto-text-indent="false"/>
      <style:text-properties fo:color="#000000" style:font-name="Times New Roman" fo:font-size="12pt" style:text-underline-style="none" fo:font-weight="normal" officeooo:rsid="000c35c7" officeooo:paragraph-rsid="000c35c7" style:font-size-asian="12pt" style:font-weight-asian="normal" style:font-size-complex="12pt" style:font-weight-complex="normal"/>
    </style:style>
    <style:style style:name="P32" style:family="paragraph" style:parent-style-name="Text_20_body">
      <style:paragraph-properties fo:margin-left="0cm" fo:margin-right="0cm" style:line-height-at-least="0.582cm" fo:text-indent="0cm" style:auto-text-indent="false"/>
      <style:text-properties fo:color="#000000" style:font-name="Times New Roman" fo:font-size="12pt" style:text-underline-style="none" fo:font-weight="normal" officeooo:rsid="000db039" officeooo:paragraph-rsid="000db039" style:font-size-asian="10.5pt" style:font-weight-asian="normal" style:font-size-complex="12pt" style:font-weight-complex="normal"/>
    </style:style>
    <style:style style:name="P33" style:family="paragraph" style:parent-style-name="Text_20_body">
      <style:paragraph-properties fo:margin-left="0cm" fo:margin-right="0cm" style:line-height-at-least="0.582cm" fo:text-indent="0cm" style:auto-text-indent="false"/>
      <style:text-properties fo:color="#000000" style:font-name="Times New Roman" fo:font-size="14pt" fo:font-style="normal" style:text-underline-style="solid" style:text-underline-width="auto" style:text-underline-color="font-color" fo:font-weight="bold" officeooo:rsid="000841de" officeooo:paragraph-rsid="000841de" style:font-size-asian="14pt" style:font-style-asian="normal" style:font-weight-asian="bold" style:font-size-complex="14pt" style:font-style-complex="normal" style:font-weight-complex="bold"/>
    </style:style>
    <style:style style:name="P34" style:family="paragraph" style:parent-style-name="Text_20_body">
      <style:paragraph-properties fo:margin-left="0cm" fo:margin-right="0cm" style:line-height-at-least="0.582cm" fo:text-indent="0cm" style:auto-text-indent="false"/>
      <style:text-properties fo:color="#000000" style:font-name="Times New Roman" fo:font-size="14pt" fo:font-style="normal" style:text-underline-style="solid" style:text-underline-width="auto" style:text-underline-color="font-color" fo:font-weight="bold" officeooo:rsid="000db039" officeooo:paragraph-rsid="000db039" style:font-size-asian="14pt" style:font-style-asian="normal" style:font-weight-asian="bold" style:font-size-complex="14pt" style:font-style-complex="normal" style:font-weight-complex="bold"/>
    </style:style>
    <style:style style:name="P35" style:family="paragraph" style:parent-style-name="Text_20_body">
      <style:paragraph-properties fo:margin-left="0cm" fo:margin-right="0cm" style:line-height-at-least="0.582cm" fo:text-indent="0cm" style:auto-text-indent="false"/>
      <style:text-properties fo:color="#000000" style:font-name="Times New Roman" fo:font-size="14pt" style:text-underline-style="solid" style:text-underline-width="auto" style:text-underline-color="font-color" fo:font-weight="bold" officeooo:rsid="000db039" officeooo:paragraph-rsid="000db039" style:font-size-asian="14pt" style:font-weight-asian="bold" style:font-size-complex="14pt" style:font-weight-complex="bold"/>
    </style:style>
    <style:style style:name="P36" style:family="paragraph" style:parent-style-name="Text_20_body">
      <style:paragraph-properties fo:margin-left="0cm" fo:margin-right="0cm" style:line-height-at-least="0.582cm" fo:text-indent="0cm" style:auto-text-indent="false"/>
      <style:text-properties officeooo:rsid="000afb0f" officeooo:paragraph-rsid="000841de"/>
    </style:style>
    <style:style style:name="P37" style:family="paragraph" style:parent-style-name="Text_20_body">
      <style:paragraph-properties fo:margin-left="0cm" fo:margin-right="0cm" style:line-height-at-least="0.582cm" fo:text-indent="0cm" style:auto-text-indent="false"/>
      <style:text-properties officeooo:rsid="000afb0f" officeooo:paragraph-rsid="000afb0f"/>
    </style:style>
    <style:style style:name="P38" style:family="paragraph" style:parent-style-name="Text_20_body">
      <style:paragraph-properties fo:margin-left="0cm" fo:margin-right="0cm" style:line-height-at-least="0.582cm" fo:text-indent="0cm" style:auto-text-indent="false"/>
      <style:text-properties fo:font-size="14pt" style:text-underline-style="solid" style:text-underline-width="auto" style:text-underline-color="font-color" fo:font-weight="bold" officeooo:rsid="000c35c7" officeooo:paragraph-rsid="000c35c7" style:font-size-asian="14pt" style:font-weight-asian="bold" style:font-size-complex="14pt" style:font-weight-complex="bold"/>
    </style:style>
    <style:style style:name="P39" style:family="paragraph" style:parent-style-name="Text_20_body">
      <style:paragraph-properties fo:margin-left="0cm" fo:margin-right="0cm" style:line-height-at-least="0.582cm" fo:text-indent="0cm" style:auto-text-indent="false"/>
      <style:text-properties fo:font-style="italic" style:text-underline-style="solid" style:text-underline-width="auto" style:text-underline-color="font-color" officeooo:rsid="000afb0f" officeooo:paragraph-rsid="000afb0f" style:font-style-asian="italic" style:font-style-complex="italic"/>
    </style:style>
    <style:style style:name="P40" style:family="paragraph" style:parent-style-name="Text_20_body">
      <style:paragraph-properties fo:margin-left="0cm" fo:margin-right="0cm" style:line-height-at-least="0.582cm" fo:text-indent="0cm" style:auto-text-indent="false"/>
      <style:text-properties fo:font-style="italic" style:text-underline-style="solid" style:text-underline-width="auto" style:text-underline-color="font-color" officeooo:rsid="000ba212" officeooo:paragraph-rsid="000ba212" style:font-style-asian="italic" style:font-style-complex="italic"/>
    </style:style>
    <style:style style:name="P41" style:family="paragraph" style:parent-style-name="Text_20_body">
      <style:paragraph-properties fo:margin-left="0cm" fo:margin-right="0cm" style:line-height-at-least="0.582cm" fo:text-indent="0cm" style:auto-text-indent="false"/>
      <style:text-properties fo:font-style="italic" style:text-underline-style="solid" style:text-underline-width="auto" style:text-underline-color="font-color" officeooo:rsid="000f98ba" officeooo:paragraph-rsid="000f98ba" style:font-style-asian="italic" style:font-style-complex="italic"/>
    </style:style>
    <style:style style:name="P42" style:family="paragraph" style:parent-style-name="Text_20_body">
      <style:paragraph-properties fo:margin-left="0cm" fo:margin-right="0cm" style:line-height-at-least="0.582cm" fo:text-indent="0cm" style:auto-text-indent="false"/>
      <style:text-properties officeooo:rsid="000ba212" officeooo:paragraph-rsid="000ba212"/>
    </style:style>
    <style:style style:name="P43" style:family="paragraph" style:parent-style-name="Text_20_body">
      <style:paragraph-properties fo:margin-left="0cm" fo:margin-right="0cm" style:line-height-at-least="0.582cm" fo:text-indent="0cm" style:auto-text-indent="false"/>
      <style:text-properties officeooo:rsid="000f98ba" officeooo:paragraph-rsid="000f98ba"/>
    </style:style>
    <style:style style:name="P44" style:family="paragraph" style:parent-style-name="Text_20_body">
      <style:paragraph-properties fo:margin-left="0cm" fo:margin-right="0cm" fo:margin-top="0cm" fo:margin-bottom="0.212cm" style:contextual-spacing="false" fo:line-height="140%" fo:text-align="start" style:justify-single-word="false"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5" style:family="paragraph" style:parent-style-name="Text_20_body">
      <style:paragraph-properties fo:margin-left="0cm" fo:margin-right="0cm" fo:margin-top="0cm" fo:margin-bottom="0.212cm" style:contextual-spacing="false" fo:line-height="140%" fo:text-align="justify" style:justify-single-word="false" fo:text-indent="0cm" style:auto-text-indent="false" fo:padding="0cm" fo:border="none"/>
      <style:text-properties fo:font-variant="normal" fo:text-transform="none" fo:color="#000000" style:font-name="Times New Roman" fo:font-size="12pt" fo:letter-spacing="normal" fo:font-style="normal" fo:font-weight="normal" officeooo:paragraph-rsid="000c35c7"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212cm" style:contextual-spacing="false" fo:line-height="140%" fo:text-align="justify" style:justify-single-word="false" fo:text-indent="0cm" style:auto-text-indent="false" fo:padding="0cm" fo:border="none"/>
      <style:text-properties fo:font-variant="normal" fo:text-transform="none" fo:color="#000000" style:font-name="Times New Roman" fo:font-size="12pt" fo:letter-spacing="normal" fo:font-style="normal" fo:font-weight="normal" officeooo:rsid="000c35c7" officeooo:paragraph-rsid="000c35c7"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212cm" style:contextual-spacing="false" fo:line-height="140%" fo:text-align="justify" style:justify-single-word="false"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cm" fo:margin-right="0cm" fo:margin-top="0cm" fo:margin-bottom="0.212cm" style:contextual-spacing="false" fo:line-height="140%" fo:text-align="justify" style:justify-single-word="false" fo:text-indent="0cm" style:auto-text-indent="false" fo:padding="0cm" fo:border="none"/>
      <style:text-properties officeooo:paragraph-rsid="000c35c7"/>
    </style:style>
    <style:style style:name="P49" style:family="paragraph" style:parent-style-name="Text_20_body" style:list-style-name="L1">
      <style:paragraph-properties fo:margin-top="0cm" fo:margin-bottom="0cm" style:contextual-spacing="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0" style:family="paragraph" style:parent-style-name="Text_20_body" style:list-style-name="L2">
      <style:paragraph-properties fo:margin-top="0cm" fo:margin-bottom="0cm" style:contextual-spacing="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officeooo:rsid="000039ff"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044180" style:font-size-asian="12pt" style:font-size-complex="12pt"/>
    </style:style>
    <style:style style:name="T4" style:family="text">
      <style:text-properties fo:font-variant="normal" fo:text-transform="none" fo:color="#000000" style:font-name="Times New Roman" fo:font-size="12pt" fo:letter-spacing="normal" fo:font-style="normal" fo:font-weight="normal" officeooo:rsid="00064f47" style:font-size-asian="12pt" style:font-size-complex="12pt"/>
    </style:style>
    <style:style style:name="T5" style:family="text">
      <style:text-properties fo:font-variant="normal" fo:text-transform="none" fo:color="#000000" style:font-name="Times New Roman" fo:font-size="12pt" fo:letter-spacing="normal" fo:font-style="normal" fo:font-weight="bold" officeooo:rsid="00044180" style:font-size-asian="12pt" style:font-size-complex="12pt"/>
    </style:style>
    <style:style style:name="T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officeooo:rsid="000039ff" style:text-blinking="false" style:font-size-asian="12pt" style:font-size-complex="12pt"/>
    </style:style>
    <style:style style:name="T8" style:family="text">
      <style:text-properties fo:font-variant="normal" fo:text-transform="none" fo:color="#000000" style:text-line-through-style="none" style:font-name="Times New Roman" fo:font-size="12pt" fo:letter-spacing="normal" fo:font-style="normal" style:text-underline-style="none" fo:font-weight="normal" officeooo:rsid="00044180" style:text-blinking="false" style:font-size-asian="12pt" style:font-size-complex="12pt"/>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officeooo:rsid="00093cdc" style:text-blinking="false"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officeooo:rsid="000f98ba" style:text-blinking="false"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color="#000000" style:text-line-through-style="none" style:font-name="Times New Roman" fo:font-size="9.75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font-name="Times New Roman" fo:letter-spacing="normal" fo:font-style="normal" style:text-underline-style="none" fo:font-weight="normal" style:text-blinking="false" style:font-style-asian="normal" style:font-weight-asian="normal" style:font-style-complex="normal" style:font-weight-complex="normal"/>
    </style:style>
    <style:style style:name="T16" style:family="text">
      <style:text-properties fo:font-variant="normal" fo:text-transform="none" fo:color="#000000" style:text-line-through-style="none" style:font-name="inherit" fo:font-size="9.75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text-line-through-style="none" style:font-name="inherit" fo:font-size="9.75pt" fo:letter-spacing="normal" fo:font-style="normal" style:text-underline-style="none" fo:font-weight="bold" style:text-blinking="false"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text-line-through-style="none" style:font-name="inherit" fo:font-size="9.75pt" fo:letter-spacing="normal" fo:font-style="normal" style:text-underline-style="none" fo:font-weight="bold" style:text-blinking="false" style:font-size-asian="10.5pt" style:font-style-asian="normal" style:font-weight-asian="bold" style:font-size-complex="12pt" style:font-style-complex="normal" style:font-weight-complex="bold"/>
    </style:style>
    <style:style style:name="T19" style:family="text">
      <style:text-properties fo:font-variant="normal" fo:text-transform="none" fo:color="#000000" style:text-line-through-style="none" style:font-name="inherit" fo:font-size="9.75pt" fo:letter-spacing="normal" fo:font-style="normal" style:text-underline-style="none" style:text-blinking="false" style:font-size-asian="10.5pt" style:font-style-asian="normal" style:font-size-complex="12pt" style:font-style-complex="normal"/>
    </style:style>
    <style:style style:name="T20" style:family="text">
      <style:text-properties fo:font-variant="normal" fo:text-transform="none" fo:color="#000000" style:text-line-through-style="none" style:font-name="inherit" fo:font-size="9.75pt" fo:letter-spacing="normal" fo:font-style="normal" fo:font-weight="normal" style:text-blinking="false"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font-name="inherit" fo:font-size="9.75pt" fo:letter-spacing="normal" fo:font-style="normal" style:text-underline-style="solid" style:text-underline-width="auto" style:text-underline-color="font-color" fo:font-weight="normal" style:text-blinking="false"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font-name="inherit" fo:font-size="9.75pt" fo:letter-spacing="normal" style:text-underline-style="none" fo:font-weight="normal" style:text-blinking="false" style:font-size-asian="10.5pt" style:font-weight-asian="normal" style:font-size-complex="12pt" style:font-weight-complex="normal"/>
    </style:style>
    <style:style style:name="T23" style:family="text">
      <style:text-properties fo:font-variant="normal" fo:text-transform="none" fo:color="#000000" style:text-line-through-style="none" style:font-name="inherit" fo:font-size="9.75pt" fo:letter-spacing="normal" fo:font-style="italic" style:text-underline-style="none" fo:font-weight="normal" style:text-blinking="false" style:font-size-asian="10.5pt" style:font-style-asian="italic" style:font-weight-asian="normal" style:font-size-complex="12pt" style:font-style-complex="italic" style:font-weight-complex="normal"/>
    </style:style>
    <style:style style:name="T24" style:family="text">
      <style:text-properties fo:font-variant="normal" fo:text-transform="none" fo:color="#000000" style:text-line-through-style="none" fo:font-size="9.75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27"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000000" style:font-name="Times New Roman" fo:font-size="12pt" fo:letter-spacing="normal" fo:font-style="normal" fo:font-weight="normal" style:font-size-asian="12pt" style:font-size-complex="12pt"/>
    </style:style>
    <style:style style:name="T29" style:family="text">
      <style:text-properties fo:font-variant="normal" fo:text-transform="none" fo:color="#000000" style:font-name="Times New Roman" fo:font-size="12pt" fo:letter-spacing="normal" fo:font-style="normal" fo:font-weight="normal" officeooo:rsid="000c35c7" style:font-size-asian="12pt" style:font-size-complex="12pt"/>
    </style:style>
    <style:style style:name="T30"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000000" style:font-name="Times New Roman" fo:font-size="12pt" fo:letter-spacing="normal" fo:font-style="normal" fo:font-weight="normal" officeooo:rsid="00064f47" style:font-size-asian="12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fo:font-weight="normal" officeooo:rsid="000841de" style:font-size-asian="12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T34"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Times New Roman" fo:font-size="12pt" fo:letter-spacing="normal" fo:font-style="normal" style:text-underline-style="none" fo:font-weight="normal" officeooo:rsid="00093cdc"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Times New Roman" fo:font-size="12pt" fo:letter-spacing="normal" fo:font-style="normal" style:text-underline-style="none" fo:font-weight="normal" officeooo:rsid="000afb0f"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Times New Roman" fo:font-size="12pt" fo:letter-spacing="normal" fo:font-style="normal" style:text-underline-style="none" fo:font-weight="normal" officeooo:rsid="000ba212"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Times New Roman" fo:font-size="12pt" fo:letter-spacing="normal" fo:font-style="normal" style:text-underline-style="none" fo:font-weight="normal" officeooo:rsid="000c35c7"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Times New Roman" fo:font-size="12pt" fo:letter-spacing="normal" fo:font-style="normal" style:text-underline-style="none" fo:font-weight="normal" officeooo:rsid="000f98ba"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Times New Roman"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41" style:family="text">
      <style:text-properties fo:font-variant="normal" fo:text-transform="none" fo:color="#000000" style:font-name="Times New Roman" fo:font-size="12pt" fo:letter-spacing="normal" fo:font-style="normal" style:text-underline-style="none" fo:font-weight="normal" officeooo:rsid="000f98ba" style:font-size-asian="10.5pt" style:font-style-asian="normal" style:font-weight-asian="normal" style:font-size-complex="12pt" style:font-style-complex="normal" style:font-weight-complex="normal"/>
    </style:style>
    <style:style style:name="T42" style:family="text">
      <style:text-properties fo:font-variant="normal" fo:text-transform="none" fo:color="#000000" style:font-name="Times New Roman" fo:font-size="12pt" fo:letter-spacing="normal" fo:font-style="normal" style:text-underline-style="none" fo:font-weight="bold" style:font-size-asian="10.5pt" style:font-style-asian="normal" style:font-weight-asian="bold" style:font-size-complex="12pt" style:font-style-complex="normal" style:font-weight-complex="bold"/>
    </style:style>
    <style:style style:name="T43" style:family="text">
      <style:text-properties fo:font-variant="normal" fo:text-transform="none" fo:color="#000000" style:font-name="Times New Roman" fo:font-size="12pt" fo:letter-spacing="normal" fo:font-style="normal" style:text-underline-style="none" style:font-size-asian="10.5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5"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46" style:family="text">
      <style:text-properties fo:font-variant="normal" fo:text-transform="none" fo:color="#000000" style:font-name="Times New Roman" fo:font-size="12pt" fo:letter-spacing="normal" fo:font-weight="normal" officeooo:rsid="00093cdc" style:font-size-asian="12pt" style:font-weight-asian="normal" style:font-size-complex="12pt" style:font-weight-complex="normal"/>
    </style:style>
    <style:style style:name="T47" style:family="text">
      <style:text-properties fo:font-variant="normal" fo:text-transform="none" fo:color="#000000" style:font-name="Times New Roman" fo:font-size="12pt" fo:letter-spacing="normal" fo:font-weight="normal" style:font-size-asian="10.5pt" style:font-weight-asian="normal" style:font-size-complex="12pt" style:font-weight-complex="normal"/>
    </style:style>
    <style:style style:name="T48" style:family="text">
      <style:text-properties fo:font-variant="normal" fo:text-transform="none" fo:color="#000000" style:font-name="Times New Roman" fo:font-size="12pt" fo:letter-spacing="normal" style:text-underline-style="none" fo:font-weight="normal" style:font-size-asian="12pt" style:font-weight-asian="normal" style:font-size-complex="12pt" style:font-weight-complex="normal"/>
    </style:style>
    <style:style style:name="T49" style:family="text">
      <style:text-properties fo:font-variant="normal" fo:text-transform="none" fo:color="#000000" style:font-name="Times New Roman" fo:font-size="12pt" fo:letter-spacing="normal" style:text-underline-style="none" fo:font-weight="normal" style:font-size-asian="10.5pt" style:font-weight-asian="normal" style:font-size-complex="12pt" style:font-weight-complex="normal"/>
    </style:style>
    <style:style style:name="T50" style:family="text">
      <style:text-properties fo:font-variant="normal" fo:text-transform="none" fo:color="#000000" style:font-name="Times New Roman" fo:font-size="12pt" fo:letter-spacing="normal" fo:font-style="italic" style:text-underline-style="none"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Times New Roman" fo:font-size="12pt" fo:letter-spacing="normal" fo:font-style="italic" style:text-underline-style="none" fo:font-weight="normal" style:font-size-asian="10.5pt" style:font-style-asian="italic" style:font-weight-asian="normal" style:font-size-complex="12pt" style:font-style-complex="italic" style:font-weight-complex="normal"/>
    </style:style>
    <style:style style:name="T52" style:family="text">
      <style:text-properties fo:font-variant="normal" fo:text-transform="none" fo:color="#000000" style:font-name="Times New Roman" fo:font-size="12pt" fo:letter-spacing="normal" fo:font-style="italic" fo:font-weight="normal" style:font-size-asian="12pt" style:font-weight-asian="normal" style:font-size-complex="12pt" style:font-weight-complex="normal"/>
    </style:style>
    <style:style style:name="T53" style:family="text">
      <style:text-properties fo:font-variant="normal" fo:text-transform="none" fo:color="#000000" style:font-name="Times New Roman" fo:font-size="12pt" fo:letter-spacing="normal" style:font-size-asian="12pt" style:font-size-complex="12pt"/>
    </style:style>
    <style:style style:name="T54" style:family="text">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T55" style:family="text">
      <style:text-properties fo:font-variant="normal" fo:text-transform="none" fo:color="#000000" style:font-name="Times New Roman" fo:letter-spacing="normal" fo:font-style="normal" style:font-style-asian="normal" style:font-style-complex="normal"/>
    </style:style>
    <style:style style:name="T56" style:family="text">
      <style:text-properties fo:font-variant="normal" fo:text-transform="none" fo:color="#000000" style:font-name="Times New Roman" fo:font-size="9.75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font-name="Arial1" fo:font-size="9.75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font-name="Arial1" fo:font-size="9.75pt" fo:letter-spacing="normal" fo:font-style="normal" style:text-underline-style="none" fo:font-weight="bold"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font-name="Arial1" fo:font-size="9.75pt" fo:letter-spacing="normal" fo:font-style="normal" style:text-underline-style="none" fo:font-weight="bold" style:font-size-asian="10.5pt" style:font-style-asian="normal" style:font-weight-asian="bold" style:font-size-complex="12pt" style:font-style-complex="normal" style:font-weight-complex="bold"/>
    </style:style>
    <style:style style:name="T60" style:family="text">
      <style:text-properties fo:font-variant="normal" fo:text-transform="none" fo:color="#000000" style:font-name="Arial1" fo:font-size="9.75pt" fo:letter-spacing="normal" fo:font-style="normal" style:text-underline-style="none" style:font-size-asian="10.5pt" style:font-style-asian="normal" style:font-size-complex="12pt" style:font-style-complex="normal"/>
    </style:style>
    <style:style style:name="T61" style:family="text">
      <style:text-properties fo:font-variant="normal" fo:text-transform="none" fo:color="#000000" style:font-name="Arial1" fo:font-size="9.75pt" fo:letter-spacing="normal" fo:font-style="normal" fo:font-weight="normal" style:font-size-asian="10.5pt" style:font-style-asian="normal" style:font-weight-asian="normal" style:font-size-complex="12pt" style:font-style-complex="normal" style:font-weight-complex="normal"/>
    </style:style>
    <style:style style:name="T62" style:family="text">
      <style:text-properties fo:font-variant="normal" fo:text-transform="none" fo:color="#000000" style:font-name="Arial1" fo:font-size="9.75pt" fo:letter-spacing="normal"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63" style:family="text">
      <style:text-properties fo:font-variant="normal" fo:text-transform="none" fo:color="#000000" style:font-name="Arial1" fo:font-size="9.75pt" fo:letter-spacing="normal" fo:font-style="italic" style:text-underline-style="none" fo:font-weight="normal" style:font-size-asian="10.5pt" style:font-style-asian="italic" style:font-weight-asian="normal" style:font-size-complex="12pt" style:font-style-complex="italic" style:font-weight-complex="normal"/>
    </style:style>
    <style:style style:name="T64" style:family="text">
      <style:text-properties fo:font-variant="normal" fo:text-transform="none" fo:color="#000000" style:font-name="Arial1" fo:font-size="9.75pt" fo:letter-spacing="normal" style:text-underline-style="none" fo:font-weight="normal" style:font-size-asian="10.5pt" style:font-weight-asian="normal" style:font-size-complex="12pt" style:font-weight-complex="normal"/>
    </style:style>
    <style:style style:name="T65" style:family="text">
      <style:text-properties fo:font-variant="normal" fo:text-transform="none" fo:color="#000000" fo:font-size="9.75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66" style:family="text">
      <style:text-properties fo:font-variant="normal" fo:text-transform="none" fo:letter-spacing="normal"/>
    </style:style>
    <style:style style:name="T67" style:family="text">
      <style:text-properties fo:font-variant="normal" fo:text-transform="none" fo:letter-spacing="normal" fo:font-style="normal"/>
    </style:style>
    <style:style style:name="T68" style:family="text">
      <style:text-properties fo:font-variant="normal" fo:text-transform="none" fo:letter-spacing="normal" fo:font-style="normal" fo:font-weight="normal" style:font-weight-asian="normal" style:font-weight-complex="normal"/>
    </style:style>
    <style:style style:name="T69"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70" style:family="text">
      <style:text-properties fo:font-variant="normal" fo:text-transform="none" fo:letter-spacing="normal" fo:font-style="normal" style:font-style-asian="normal" style:font-style-complex="normal"/>
    </style:style>
    <style:style style:name="T71" style:family="text">
      <style:text-properties fo:font-variant="normal" fo:text-transform="none" fo:letter-spacing="normal" fo:font-style="normal" style:font-size-asian="12pt" style:font-style-asian="normal" style:font-style-complex="normal"/>
    </style:style>
    <style:style style:name="T72" style:family="text">
      <style:text-properties fo:font-variant="normal" fo:text-transform="none" fo:letter-spacing="normal" fo:font-style="italic" fo:font-weight="normal" style:font-weight-asian="normal" style:font-weight-complex="normal"/>
    </style:style>
    <style:style style:name="T73" style:family="text">
      <style:text-properties fo:font-variant="normal" fo:text-transform="none" fo:letter-spacing="normal" fo:font-weight="normal" style:font-weight-asian="normal" style:font-weight-complex="normal"/>
    </style:style>
    <style:style style:name="T74" style:family="text">
      <style:text-properties fo:font-variant="normal" fo:text-transform="none" fo:letter-spacing="normal" officeooo:rsid="00093cdc"/>
    </style:style>
    <style:style style:name="T75" style:family="text">
      <style:text-properties fo:font-variant="normal" fo:text-transform="none" fo:letter-spacing="normal" officeooo:rsid="000db039"/>
    </style:style>
    <style:style style:name="T76" style:family="text">
      <style:text-properties fo:font-variant="normal" fo:text-transform="none" fo:letter-spacing="normal" style:font-size-asian="10.5pt"/>
    </style:style>
    <style:style style:name="T77" style:family="text">
      <style:text-properties fo:font-variant="normal" fo:text-transform="none" fo:letter-spacing="normal" style:text-underline-style="none" fo:font-weight="normal" style:font-weight-asian="normal" style:font-weight-complex="normal"/>
    </style:style>
    <style:style style:name="T78" style:family="text">
      <style:text-properties fo:font-variant="normal" fo:text-transform="none" style:text-line-through-style="none" fo:letter-spacing="normal" style:text-blinking="false"/>
    </style:style>
    <style:style style:name="T79" style:family="text">
      <style:text-properties fo:font-variant="normal" fo:text-transform="none" style:text-line-through-style="none" fo:letter-spacing="normal" fo:font-style="normal" style:text-blinking="false" style:font-style-asian="normal" style:font-style-complex="normal"/>
    </style:style>
    <style:style style:name="T80" style:family="text">
      <style:text-properties fo:font-variant="normal" fo:text-transform="none" style:text-line-through-style="none" fo:letter-spacing="normal" fo:font-style="normal" style:text-blinking="false" style:font-size-asian="12pt" style:font-style-asian="normal" style:font-style-complex="normal"/>
    </style:style>
    <style:style style:name="T81" style:family="text">
      <style:text-properties fo:font-variant="normal" fo:text-transform="none" style:text-line-through-style="none" fo:letter-spacing="normal" fo:font-style="normal" style:text-underline-style="none" fo:font-weight="normal" style:text-blinking="false" style:font-style-asian="normal" style:font-weight-asian="normal" style:font-style-complex="normal" style:font-weight-complex="normal"/>
    </style:style>
    <style:style style:name="T82" style:family="text">
      <style:text-properties fo:font-variant="normal" fo:text-transform="none" style:text-line-through-style="none" fo:letter-spacing="normal" style:text-underline-style="none" fo:font-weight="normal" style:text-blinking="false" style:font-weight-asian="normal" style:font-weight-complex="normal"/>
    </style:style>
    <style:style style:name="T83" style:family="text">
      <style:text-properties fo:font-variant="normal" fo:text-transform="none" style:text-line-through-style="none" fo:letter-spacing="normal" fo:font-weight="normal" style:text-blinking="false" style:font-weight-asian="normal" style:font-weight-complex="normal"/>
    </style:style>
    <style:style style:name="T84" style:family="text">
      <style:text-properties fo:font-variant="normal" fo:text-transform="none" style:text-line-through-style="none" style:font-name="inherit" fo:font-size="9.75pt" fo:letter-spacing="normal" fo:font-style="normal" style:text-underline-style="none" fo:font-weight="bold" style:text-blinking="false" style:font-size-asian="10.5pt" style:font-style-asian="normal" style:font-weight-asian="normal" style:font-size-complex="12pt" style:font-style-complex="normal" style:font-weight-complex="normal"/>
    </style:style>
    <style:style style:name="T85" style:family="text">
      <style:text-properties fo:font-variant="normal" fo:text-transform="none" fo:color="#222222" style:font-name="Arial1" fo:font-size="9.75pt" fo:letter-spacing="normal" fo:font-style="normal" fo:font-weight="normal" style:font-size-asian="10.5pt"/>
    </style:style>
    <style:style style:name="T86" style:family="text">
      <style:text-properties fo:font-variant="normal" fo:text-transform="none" fo:color="#222222" style:font-name="Arial1" fo:font-size="9.75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87" style:family="text">
      <style:text-properties fo:font-variant="normal" fo:text-transform="none" fo:color="#222222" style:font-name="Arial1" fo:font-size="9.75pt" fo:letter-spacing="normal" fo:font-style="normal" style:text-underline-style="none" fo:font-weight="bold" style:font-size-asian="10.5pt" style:font-style-asian="normal" style:font-weight-asian="normal" style:font-size-complex="12pt" style:font-style-complex="normal" style:font-weight-complex="normal"/>
    </style:style>
    <style:style style:name="T88" style:family="text">
      <style:text-properties fo:font-variant="normal" fo:text-transform="none" fo:color="#222222" style:font-name="Arial1" fo:font-size="9.75pt" fo:letter-spacing="normal" style:font-size-asian="10.5pt"/>
    </style:style>
    <style:style style:name="T89" style:family="text">
      <style:text-properties fo:font-variant="normal" fo:text-transform="none" fo:color="#222222" style:font-name="Arial1" fo:font-size="9.75pt" fo:letter-spacing="normal" fo:font-weight="bold" style:font-size-asian="10.5pt"/>
    </style:style>
    <style:style style:name="T90" style:family="text">
      <style:text-properties fo:font-variant="normal" fo:text-transform="none" fo:color="#222222" style:font-name="Times New Roman" fo:font-size="9.75pt" fo:letter-spacing="normal" fo:font-style="normal" fo:font-weight="normal" style:font-size-asian="10.5pt"/>
    </style:style>
    <style:style style:name="T91" style:family="text">
      <style:text-properties fo:font-variant="normal" fo:text-transform="none" fo:color="#222222" style:font-name="Times New Roman" fo:font-size="12pt" fo:letter-spacing="normal" fo:font-style="normal" fo:font-weight="normal" style:font-size-asian="12pt" style:font-size-complex="12pt"/>
    </style:style>
    <style:style style:name="T92" style:family="text">
      <style:text-properties fo:font-variant="normal" fo:text-transform="none" fo:color="#222222" style:font-name="Times New Roman"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93" style:family="text">
      <style:text-properties fo:font-variant="normal" fo:text-transform="none" fo:color="#222222" fo:letter-spacing="normal" style:font-size-asian="10.5pt"/>
    </style:style>
    <style:style style:name="T94" style:family="text">
      <style:text-properties fo:font-variant="normal" fo:text-transform="none" fo:color="#1f98ce" style:text-line-through-style="none" style:font-name="Arial1" fo:font-size="9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95" style:family="text">
      <style:text-properties fo:font-variant="normal" fo:text-transform="none" fo:color="#1f98ce" style:text-line-through-style="none" style:font-name="inherit" fo:font-size="9.75pt" fo:letter-spacing="normal" fo:font-style="normal" style:text-underline-style="none" fo:font-weight="bold" style:text-blinking="false" style:font-size-asian="10.5pt" style:font-style-asian="normal" style:font-weight-asian="normal" style:font-size-complex="12pt" style:font-style-complex="normal" style:font-weight-complex="normal"/>
    </style:style>
    <style:style style:name="T96" style:family="text">
      <style:text-properties fo:font-variant="normal" fo:text-transform="none" fo:color="#1f98ce" style:text-line-through-style="none" fo:letter-spacing="normal" fo:font-style="normal" style:text-underline-style="none" fo:font-weight="normal" style:text-blinking="false" style:font-style-asian="normal" style:font-weight-asian="normal" style:font-style-complex="normal" style:font-weight-complex="normal"/>
    </style:style>
    <style:style style:name="T97" style:family="text">
      <style:text-properties fo:font-variant="normal" fo:text-transform="none" fo:color="#1f98ce" style:text-line-through-style="none" fo:font-size="9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98" style:family="text">
      <style:text-properties fo:font-variant="normal" fo:text-transform="none" style:font-name="Times New Roman"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99" style:family="text">
      <style:text-properties fo:font-variant="normal" fo:text-transform="none" style:font-name="Times New Roman" fo:font-size="12pt" fo:letter-spacing="normal" fo:font-style="normal" style:text-underline-style="none" style:font-size-asian="10.5pt" style:font-style-asian="normal" style:font-size-complex="12pt" style:font-style-complex="normal"/>
    </style:style>
    <style:style style:name="T100" style:family="text">
      <style:text-properties fo:font-variant="normal" fo:text-transform="none" style:font-name="Times New Roman" fo:font-size="12pt" fo:letter-spacing="normal" style:font-size-asian="12pt" style:font-size-complex="12pt"/>
    </style:style>
    <style:style style:name="T101" style:family="text">
      <style:text-properties fo:font-variant="normal" fo:text-transform="none" style:font-name="Times New Roman" fo:font-size="12pt" fo:letter-spacing="normal" style:text-underline-style="none" style:font-size-asian="10.5pt" style:font-size-complex="12pt"/>
    </style:style>
    <style:style style:name="T102" style:family="text">
      <style:text-properties fo:font-variant="normal" fo:text-transform="none" style:font-name="Times New Roman" fo:font-size="12pt" fo:letter-spacing="normal" style:font-size-asian="10.5pt" style:font-size-complex="12pt"/>
    </style:style>
    <style:style style:name="T103" style:family="text">
      <style:text-properties fo:font-variant="normal" fo:text-transform="none" style:font-name="Times New Roman" fo:letter-spacing="normal" style:font-size-asian="10.5pt"/>
    </style:style>
    <style:style style:name="T104" style:family="text">
      <style:text-properties fo:font-variant="normal" fo:text-transform="none" style:font-name="Arial1" fo:font-size="9.75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105" style:family="text">
      <style:text-properties fo:font-variant="normal" fo:text-transform="none" style:font-name="Arial1" fo:font-size="9.75pt" fo:letter-spacing="normal" fo:font-style="normal" style:text-underline-style="none" fo:font-weight="bold" style:font-size-asian="10.5pt" style:font-style-asian="normal" style:font-weight-asian="normal" style:font-size-complex="12pt" style:font-style-complex="normal" style:font-weight-complex="normal"/>
    </style:style>
    <style:style style:name="T106" style:family="text">
      <style:text-properties fo:font-variant="normal" fo:text-transform="none" fo:font-size="12pt" fo:letter-spacing="normal" style:font-size-asian="10.5pt" style:font-size-complex="12pt"/>
    </style:style>
    <style:style style:name="T107" style:family="text">
      <style:text-properties fo:font-variant="normal" fo:text-transform="none" fo:color="#333333" style:font-name="Arial1" fo:font-size="9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8" style:family="text">
      <style:text-properties fo:font-variant="normal" fo:text-transform="none" fo:color="#333333" fo:font-size="9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9" style:family="text">
      <style:text-properties fo:font-variant="normal" fo:text-transform="none" fo:color="#333333" fo:letter-spacing="normal" fo:font-style="normal" style:text-underline-style="none" fo:font-weight="normal" style:font-style-asian="normal" style:font-weight-asian="normal" style:font-style-complex="normal" style:font-weight-complex="normal"/>
    </style:style>
    <style:style style:name="T110" style:family="text">
      <style:text-properties fo:font-size="12pt" fo:language="fr" fo:country="FR" fo:font-style="normal" style:text-underline-style="none" fo:font-weight="normal" officeooo:rsid="000039ff" style:font-size-asian="10.5pt" style:font-style-asian="normal" style:font-weight-asian="normal" style:font-size-complex="12pt" style:font-style-complex="normal" style:font-weight-complex="normal"/>
    </style:style>
    <style:style style:name="T111" style:family="text">
      <style:text-properties fo:color="#000000" style:font-name="Times New Roman" fo:font-size="12pt" style:font-size-asian="12pt" style:font-size-complex="12pt"/>
    </style:style>
    <style:style style:name="T112" style:family="text">
      <style:text-properties fo:color="#000000" style:font-name="Times New Roman" fo:font-size="12pt" fo:font-weight="normal" style:font-size-asian="12pt" style:font-weight-asian="normal" style:font-size-complex="12pt" style:font-weight-complex="normal"/>
    </style:style>
    <style:style style:name="T113" style:family="text">
      <style:text-properties fo:font-weight="bold"/>
    </style:style>
    <style:style style:name="T114" style:family="text">
      <style:text-properties fo:font-weight="bold" style:font-weight-asian="bold" style:font-weight-complex="bold"/>
    </style:style>
    <style:style style:name="T115" style:family="text">
      <style:text-properties fo:font-style="italic"/>
    </style:style>
    <style:style style:name="T116" style:family="text">
      <style:text-properties style:font-weight-asian="normal" style:font-weight-complex="normal"/>
    </style:style>
    <style:style style:name="T117" style:family="text">
      <style:text-properties officeooo:rsid="0004dd23" style:font-weight-asian="normal" style:font-weight-complex="normal"/>
    </style:style>
    <style:style style:name="T118" style:family="text">
      <style:text-properties officeooo:rsid="000ba212"/>
    </style:style>
    <style:style style:name="T119"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Les valeurs mobilières</text:p>
      <text:p text:style-name="P2"/>
      <text:p text:style-name="P2"/>
      <text:p text:style-name="P13">http://www.boursier.com/guide/forces-en-presence</text:p>
      <text:p text:style-name="P2"/>
      <text:p text:style-name="P2"/>
      <text:p text:style-name="P2">I Une Action</text:p>
      <text:p text:style-name="P2"/>
      <text:p text:style-name="P3"><text:span text:style-name="T110">Une action est un titre de propriété. En achetant une action vous devenez propriétaire d'une partie de l'entreprise. La totalité des actions émises par une entreprise forme son capital, les actions peuvent être cotées en bourse. En possédant une action, l'actionnaire détient un droit sur la conduite des affaires de l'entreprise car il possède un droit de vote. Vous pourrez voter à concurrence du nombre de titre que vous possédez lors des assemblés générales. </text:span><text:span text:style-name="T1">Outre son droit de vote, l'actionnaire détient aussi un droit sur les profits : il peut percevoir, à ce titre, un dividende, c'est à dire une partie des bénéfices réalisés par la société. Enfin, il possède aussi un droit sur l'actif de l'entreprise : si la société est vendue, il recevra une somme proportionnelle au nombre de titres qu'il possède. En cas de liquidation, l'actionnaire perd généralement la totalité de son investissement, car la réalisation des actifs de l'entreprise sert en priorité à indemniser les salariés, puis les organismes sociaux et le Trésor, ensuite les créanciers et enfin les actionnaires.</text:span></text:p>
      <text:p text:style-name="P8"/>
      <text:p text:style-name="P8"/>
      <text:p text:style-name="P8"/>
      <text:p text:style-name="P8"/>
      <text:p text:style-name="P8"/>
      <text:p text:style-name="P11">II Une obligation</text:p>
      <text:p text:style-name="P9"/>
      <text:p text:style-name="P3"><text:span text:style-name="T2">Une obligation est un titre de créance, une dette que l'on détient sur une entreprise. </text:span><text:span text:style-name="T1">En contrepartie, l'obligataire reçoit un intérêt et est remboursé de son capital à l'échéance de l'obligation. Les obligations cotées sont négociables en Bourse, comme le sont les actions. </text:span><text:span text:style-name="T2">Une obligation peut être émise à un cours inférieur à <text:s/>sa valeur nominale, capital auquel s'applique le </text:span><text:a xlink:type="simple" xlink:href="http://fr.wikipedia.org/wiki/Taux_d%27intérêt"><text:span text:style-name="T7">taux d'intérêt</text:span></text:a><text:span text:style-name="T2"> , cela constitue la prime d'émission. </text:span></text:p>
      <text:p text:style-name="P9">Au moment de l'émission de nouvelles obligations, l'émetteur peut émettre ses obligations à un prix inférieur à la valeur nominale de l'obligation. La prime d'émission est alors à comparer à une prime de bienvenue. Elle permet d'attirer les éventuels obligataires. Une prime de remboursement peut aussi être associée à la prime d'émission afin de gonfler le rendement de l'obligation. La prime d'émission influence le taux actuariel de l'obligation en l'augmentant par rapport au taux nominal.</text:p>
      <text:p text:style-name="P9">Une obligation verse un coupon, un intérêt généralement perçu chaque année par le détenteur de l'obligation. </text:p>
      <text:p text:style-name="P9">Il existe plusieurs formes d'obligations dont l'obligation à coupon zéro, l'obligation versera la totalité de tous les intérêts lors de son amortissement. Les obligations traditionnelles peuvent être à taux fixes ou variables.</text:p>
      <text:p text:style-name="P10">Plus le taux d'intérêt monte , plus les obligations à taux fixe baissent et inversement. Il existe des obligations corrélées aux actions, les ORA (Obligations remboursable en Actions) ou les Obligations Convertibles.</text:p>
      <text:p text:style-name="P10"/>
      <text:p text:style-name="P10"/>
      <text:p text:style-name="P12"><text:soft-page-break/>III Une option</text:p>
      <text:p text:style-name="P12"/>
      <text:p text:style-name="P4"><text:span text:style-name="T3">En finance, une </text:span><text:span text:style-name="T5">option</text:span><text:span text:style-name="T3"> est un </text:span><text:a xlink:type="simple" xlink:href="http://fr.wikipedia.org/wiki/Produit_dérivé_(finance)"><text:span text:style-name="T8">produit dérivé</text:span></text:a><text:span text:style-name="T3"> qui établit un contrat entre un acheteur et un vendeur. L'acheteur de l'option obtient le droit, et non pas l'obligation, d'acheter (</text:span><text:a xlink:type="simple" xlink:href="http://fr.wikipedia.org/wiki/Call"><text:span text:style-name="T8">call</text:span></text:a><text:span text:style-name="T3">) ou de vendre (</text:span><text:a xlink:type="simple" xlink:href="http://fr.wikipedia.org/wiki/Put"><text:span text:style-name="T8">put</text:span></text:a><text:span text:style-name="T3">) un </text:span><text:a xlink:type="simple" xlink:href="http://fr.wikipedia.org/wiki/Actif_sous-jacent"><text:span text:style-name="T8">actif sous-jacent</text:span></text:a><text:span text:style-name="T3"> à un prix fixé à l'avance (</text:span><text:a xlink:type="simple" xlink:href="http://fr.wikipedia.org/wiki/Strike_(finance)"><text:span text:style-name="T8">strike</text:span></text:a><text:span text:style-name="T3">), pendant un temps donné ou à une date fixée. Ce contrat peut se faire dans une optique de</text:span><text:a xlink:type="simple" xlink:href="http://fr.wikipedia.org/wiki/Spéculation"><text:span text:style-name="T8">spéculation</text:span></text:a><text:span text:style-name="T3"> ou d'</text:span><text:a xlink:type="simple" xlink:href="http://fr.wikipedia.org/wiki/Assurance"><text:span text:style-name="T8">assurance</text:span></text:a><text:span text:style-name="T3">.</text:span></text:p>
      <text:p text:style-name="P6"><text:span text:style-name="T1">Si, dans les marchés financiers, les biens échangés sont des </text:span><text:a xlink:type="simple" xlink:href="http://fr.wikipedia.org/wiki/Actif_financier"><text:span text:style-name="T6">actifs financiers</text:span></text:a><text:span text:style-name="T1"> (actions, obligations), l'option donne le droit pour l'acheteur d'acheter (</text:span><text:a xlink:type="simple" xlink:href="http://fr.wikipedia.org/wiki/Call"><text:span text:style-name="T6">call</text:span></text:a><text:span text:style-name="T1">) ou de vendre (</text:span><text:a xlink:type="simple" xlink:href="http://fr.wikipedia.org/wiki/Put"><text:span text:style-name="T6">put</text:span></text:a><text:span text:style-name="T1">) l'actif financier défini dans le contrat. Les prix fixés à l'avance et la durée de validité de l'option sont définis dans le contrat. Le vendeur s'engage à respecter les termes du contrat si l'acheteur décide d'exercer son option, en contrepartie, l'acheteur lui donne de l'argent. Si l'option n'est pas exercée, le vendeur a gagné un montant égal au prix de l'option.</text:span></text:p>
      <text:p text:style-name="P5">Une option est dite :</text:p>
      <text:list xml:id="list561586867104497555" text:style-name="L1">
        <text:list-header>
          <text:p text:style-name="P14"><text:span text:style-name="T113">- </text:span><text:span text:style-name="T117">D</text:span><text:span text:style-name="T116">ans la monnaie</text:span> (<text:span text:style-name="T115">in the money</text:span> ou ITM) lorsque son prix d'exercice est inférieur au prix de son actif sous-jacent (pour un call) ou supérieur au prix de son actif sous-jacent (pour un put).</text:p>
          <text:p text:style-name="P49"><text:span text:style-name="T113">- </text:span><text:span text:style-name="T117">H</text:span><text:span text:style-name="T116">ors de la monnaie</text:span> (<text:span text:style-name="T115">out of the money</text:span> ou OTM) dans le cas contraire.</text:p>
          <text:p text:style-name="P49"><text:span text:style-name="T113">- </text:span><text:span text:style-name="T117">A</text:span><text:span text:style-name="T116"> la monnaie</text:span> (<text:span text:style-name="T115">at the money</text:span> ou ATM) si le prix d'exercice est égal au cours actuel de l'actif sous-jacent de l'option.</text:p>
        </text:list-header>
      </text:list>
      <text:p text:style-name="P7"><text:span text:style-name="T1">Plus d'informations : </text:span><text:a xlink:type="simple" xlink:href="http://fr.wikipedia.org/wiki/Option">http://fr.wikipedia.org/wiki/Option</text:a><text:span text:style-name="T1">.</text:span></text:p>
      <text:p text:style-name="P17"/>
      <text:p text:style-name="P19">IV Produit de bourse de type Warrant</text:p>
      <text:p text:style-name="P18"/>
      <text:p text:style-name="P21"><text:span text:style-name="T4">Un warrant est une valeur mobilière dont le fonctionnement est proche de celui d'une option, on les appelle les bons d'option. </text:span><text:span text:style-name="T1">On retrouve là encore des calls warrants et des puts warrants.</text:span><text:span text:style-name="T111"> </text:span><text:span text:style-name="T30">Un warrant</text:span><text:span text:style-name="T45"> </text:span><text:span text:style-name="T30">(ou bon de souscription) est un </text:span><text:a xlink:type="simple" xlink:href="http://fr.wikipedia.org/wiki/Produit_de_Bourse"><text:span text:style-name="T9">produit de bourse</text:span></text:a><text:span text:style-name="T45"> </text:span><text:span text:style-name="T30">à effet de levier qui permet à l’investisseur d’amplifier les variations d’un actif à la hausse comme à la baisse tout en étant sensible à la volatilité et à la valeur temps. En d’autres termes, un Warrant est un contrat transférable qui confère à son détenteur le droit, et non l’obligation, d’acheter ou de vendre une quantité donnée d’un actif spécifique, à un prix déterminé d’avance (le prix d’exercice ou strike), à la date d’échéance (ou maturité) du contrat (Warrant européen) ou à tout moment jusqu’à cette date (Warrant américain).</text:span><text:span text:style-name="T112"> </text:span></text:p>
      <text:p text:style-name="P21"><text:span text:style-name="T30">Leur principal intérêt est d’offrir à leur détenteur un effet de levier par rapport aux mouvements du sous-jacent</text:span><text:bookmark text:name="cite_ref-2"/><text:a xlink:type="simple" xlink:href="http://fr.wikipedia.org/wiki/Warrant_(finance)#cite_note-2"><text:span text:style-name="T9">2</text:span></text:a><text:span text:style-name="T30">. Un petit mouvement du sous-jacent à la hausse (à la baisse) </text:span><text:span text:style-name="T31">entraînera</text:span><text:span text:style-name="T30"> un mouvement du Warrant dans des proportions plus grandes à la hausse (à la baisse) s’il s’agit d’un Call et inversement à la baisse (à la hausse) s’il s’agit d’un Put. Outre les variations du sous-jacent, les Warrants permettent aux investisseurs de profiter de la volatilité implicite du sous-jacent à la hausse comme à la baisse. Il est aussi intéressant d’acheter des Warrants dans le cadre de la couverture du risque de baisse du cours d’un actif. Si un investisseur détient un sous-jacent et pense que son cours va baisser, il peut décider d’acheter des Warrants Put sur ce sous-jacent afin de rendre neutre une baisse éventuelle.</text:span></text:p>
      <text:p text:style-name="P21"><text:span text:style-name="T30"/></text:p>
      <text:p text:style-name="P20"><text:soft-page-break/>Les Warrants sont émis directement par des établissements bancaires ou des entreprises d'investissement. L'émetteur s'engage à assurer l’animation de marché, c’est-à-dire qu’il s’engage à proposer en permanence une contrepartie aux investisseurs souhaitant acheter ou vendre les Warrants.</text:p>
      <text:list xml:id="list2264547948968333999" text:style-name="L2">
        <text:list-header>
          <text:p text:style-name="P50">Le nombre de Warrants émis par l'émetteur est limité. Par conséquent, l'animation de marché, côté vendeur, peut disparaître lorsque tous les Warrants ont été souscrits par les investisseurs. En telle situation, le Warrant est dit « <text:span text:style-name="T115">bid only</text:span> ».</text:p>
          <text:p text:style-name="P50">La date limite de revente dépend du choix effectué par l'émetteur du Warrant.</text:p>
          <text:p text:style-name="P50">Contrairement aux options, il n’est pas possible de vendre à découvert un Warrant. Ceci limite les stratégies optionnelles et limite le risque pour l'acheteur dont la perte maximale possible est limitée à la prime payée.</text:p>
          <text:p text:style-name="P50">La plupart des Warrants sont des Warrants européens.</text:p>
        </text:list-header>
      </text:list>
      <text:p text:style-name="P24"><text:span text:style-name="T30">Comparatif options warrants : </text:span><text:a xlink:type="simple" xlink:href="http://forums.univers-bourse.com/warrants/16141-vente-d-couvert-sur-warrants-est-ce-possible.html">http://forums.univers-bourse.com/warrants/16141-vente-d-couvert-sur-warrants-est-ce-possible.html</text:a><text:span text:style-name="T30">.</text:span></text:p>
      <text:p text:style-name="P24"><text:span text:style-name="T30"/></text:p>
      <text:p text:style-name="P24"><text:span text:style-name="T30">Les warrants se négocient exactement comme des valeurs mobilières auprès de votre intermédiaire financier habituel. Les plus-values sont imposables dès le premier </text:span><text:a xlink:type="simple" xlink:href="http://www.boursier.com/devises"><text:span text:style-name="T9">Euro</text:span></text:a><text:span text:style-name="T30">. Les moins-valu</text:span><text:span text:style-name="T32">e</text:span><text:span text:style-name="T30">s sont imputables sur toutes les plus-valu</text:span><text:span text:style-name="T32">e</text:span><text:span text:style-name="T30">s réalisées sur les autres valeurs mobilières. Ces moins-valu</text:span><text:span text:style-name="T32">e</text:span><text:span text:style-name="T30">s sont reportables durant 10 ans. Ces produits ne sont pas éligibles au PEA </text:span><text:span text:style-name="T32">(Plan d’Épargne en <text:s/>Actions), le PEA est une forme de compte-titres, type de compte dans une banque, qui bénéficie d'avantages fiscaux pour les résidents français, les revenus et les plus-values sont faiblement imposés</text:span><text:span text:style-name="T30">. </text:span></text:p>
      <text:p text:style-name="P25"><text:span text:style-name="T68">Un Warrant est dit « </text:span><text:span text:style-name="T72">dans la monnaie</text:span><text:span text:style-name="T68"> » quand le cours du sous-jacent est supérieur au strike dans le cas d’un Call ou inférieur dans le cas d’un Put. Le produit est « </text:span><text:span text:style-name="T72">en dehors de la monnaie</text:span><text:span text:style-name="T68"> » quand le cours du sous-jacent est inférieur au strike pour un Call et supérieur pour un Put. Enfin il est « </text:span><text:span text:style-name="T72">à la monnaie</text:span><text:span text:style-name="T68"> » quand le cours du sous-jacent est égal au strike. Indépendamment du niveau du cours du sous-jacent par rapport au prix d’exercice du Warrant, le produit aura toujours un prix qui est fonction de différents paramètres.</text:span></text:p>
      <text:p text:style-name="P26"><text:span text:style-name="T68">Plus d'informations : </text:span><text:a xlink:type="simple" xlink:href="http://fr.wikipedia.org/wiki/Warrant_(finance"><text:span text:style-name="T68">http://fr.wikipedia.org/wiki/Warrant_(finance</text:span></text:a><text:span text:style-name="T68">).</text:span></text:p>
      <text:p text:style-name="P26"><text:span text:style-name="T68"/></text:p>
      <text:p text:style-name="P33"><text:span text:style-name="T66"/></text:p>
      <text:p text:style-name="P33"><text:span text:style-name="T66">V Produit de bourse de type </text:span><text:span text:style-name="T74">certificat</text:span></text:p>
      <text:p text:style-name="P36"><text:span text:style-name="T35"/></text:p>
      <text:p text:style-name="P22"><text:span text:style-name="T35">Dans le domaine de l'</text:span><text:span text:style-name="T11">économie </text:span><text:span text:style-name="T35">et des </text:span><text:span text:style-name="T11">finances</text:span><text:span text:style-name="T35">, les certificat</text:span><text:span text:style-name="T36">s </text:span><text:span text:style-name="T35">(ou indiciels) sont des </text:span><text:span text:style-name="T11">produits dérivés </text:span><text:span text:style-name="T35">sur </text:span><text:span text:style-name="T11">action</text:span><text:span text:style-name="T35">,</text:span><text:span text:style-name="T11">indice</text:span><text:span text:style-name="T35">, </text:span><text:span text:style-name="T11">matière première </text:span><text:span text:style-name="T35">ou tout autre type d'</text:span><text:span text:style-name="T11">actif financier</text:span><text:span text:style-name="T35">. Ils possèdent un </text:span><text:span text:style-name="T11">effet de levier </text:span><text:span text:style-name="T35">important comme les </text:span><text:span text:style-name="T11">warrants </text:span><text:span text:style-name="T35">mais leur construction les font bénéficier d'un niveau de risque moins important. </text:span></text:p>
      <text:p text:style-name="P22"><text:span text:style-name="T35"/></text:p>
      <text:p text:style-name="P22"><text:span text:style-name="T35"/></text:p>
      <text:p text:style-name="P22"><text:soft-page-break/><text:span text:style-name="T35"/></text:p>
      <text:p text:style-name="P39"><text:span text:style-name="T46">1</text:span><text:span text:style-name="T45">) Certificats Spread</text:span></text:p>
      <text:p text:style-name="P37"><text:span text:style-name="T34"/></text:p>
      <text:p text:style-name="P37"><text:span text:style-name="T37">Le principe de fonctionnement des certificats Spreads de type haussier est le suivant : chaque certificat spread est caractérisé par une borne haute et une borne basse espacée de 200 points et chaque point vaut 1 </text:span><text:span text:style-name="T38">euro </text:span><text:span text:style-name="T37">(cas des certificats Cappés de BNP Paribas ou de Société Générale). A l'échéance, 3 cas peuvent se présenter. Si le CAC termine au-dessus de la borne haute, l'investisseur est remboursé de 200 Euros. Si le CAC termine entre les 2 bornes, l'investisseur perçoit la différence entre le niveau du CAC et la borne basse. Si le CAC termine sous la borne basse, l'investisseur perd la totalité de sa mise.</text:span></text:p>
      <text:p text:style-name="P37"><text:span text:style-name="T37"/></text:p>
      <text:p text:style-name="P16"><text:span text:style-name="T1">Le principe de fonctionnement des certificats Spreads de type baissier est le suivant : chaque certificat spread est caractérisé par une borne haute et une borne basse espacée de 200 points et chaque point vaut 1 Euro (cas des </text:span><text:a xlink:type="simple" xlink:href="http://www.boursier.com/produits-de-bourse/autres-leviers/recherche"><text:span text:style-name="T6">certificats Floorés</text:span></text:a><text:span text:style-name="T1"> de BNP Paribas ou de Société Générale). A l'échéance, 3 cas peuvent se présenter. Si le CAC termine au-dessous de la borne basse, l'investisseur est remboursé de 200 Euros. Si le CAC termine entre les 2 bornes, l'investisseur perçoit la différence entre la borne haute et le niveau du CAC. Si le CAC termine au-dessus de la borne haute, l'investisseur perd la totalité de sa mise.</text:span></text:p>
      <text:p text:style-name="P44"><text:span text:style-name="T118">L'</text:span>investisseur peut toujours revendre son certificat à tout moment sur le marché.</text:p>
      <text:p text:style-name="P37"><text:span text:style-name="T37"/></text:p>
      <text:p text:style-name="P40"><text:span text:style-name="T45">2) <text:s/>Les certificats à barrière désactivante</text:span></text:p>
      <text:p text:style-name="P42"><text:span text:style-name="T34"/></text:p>
      <text:p text:style-name="P42"><text:span text:style-name="T34">Ces </text:span><text:a xlink:type="simple" xlink:href="http://www.boursier.com/produits-de-bourse/recherche"><text:span text:style-name="T10">produits dérivés</text:span></text:a><text:span text:style-name="T34">, également appelés Turbos, permettent de se positionner, à la hausse comme à la baisse, sur un indice ou sur une valeur à partir d'une mise initiale relativement minime. Dépourvu de données complexes comme la volatilité, il suffit, pour les évaluer approximativement, de faire la différence entre le cours du sous-jacent et le niveau de la </text:span><text:span text:style-name="T50">barrière désactivante </text:span><text:span text:style-name="T34">(aussi appelée "</text:span><text:span text:style-name="T50">Seuil de référence</text:span><text:span text:style-name="T34">") tout en tenant compte de la parité. Prenons un exemple avec le pari de la hausse de </text:span><text:a xlink:type="simple" xlink:href="http://www.boursier.com/actions/cours/france-telecom-FR0000133308,FR.html"><text:span text:style-name="T10">France Telecom</text:span></text:a><text:span text:style-name="T34">. On achète à 4,90 Euros un Turbo dont la barrière désactivante est à 16 euros, alors que le cours de France Telecom est de 20,60 Euros.</text:span></text:p>
      <text:p text:style-name="P48"><text:span text:style-name="T30">La durée de vie du Turbo est de 4 mois et la parité de 1/1,</text:span><text:span text:style-name="T1">si le turbo a une parité de 1 </text:span><text:span text:style-name="T29">alors un </text:span><text:span text:style-name="T1">turbo est un droit d’acheter 1 sous-jacent au strike</text:span><text:span text:style-name="T30">. Si le cours du support touche la barrière désactivante pendant la durée de vie du produit, ce dernier perd définitivement toute valeur. Dans le cas contraire, la valeur du produit à l'échéance est égale à la différence entre </text:span><text:span text:style-name="T52">le cours du sous-jacent </text:span><text:span text:style-name="T30">et </text:span><text:span text:style-name="T52">le niveau de la barrière désactivante</text:span><text:span text:style-name="T30">. Si France Telecom est à 25 Euros à l'échéance, le bénéfice est de {25 - 16 - 4,90} soit 4,10 Euros par Turbo. Ce type de produit s'appelle les "Turbos" ("</text:span><text:span text:style-name="T52">Turbo call</text:span><text:span text:style-name="T30">" pour miser sur la hausse et "</text:span><text:span text:style-name="T52">Turbo Put</text:span><text:span text:style-name="T30">" pour miser sur la baisse) chez BNP Paribas, Citi ou encore Société Générale, et ont tous </text:span><text:soft-page-break/><text:span text:style-name="T30">des dates de maturité fixes et des barrières de désactivation également fixes (sauf ajustement exceptionnels lors d'Opérations Sur Titres).</text:span></text:p>
      <text:p text:style-name="P45">Il existe des variantes de ces produits, comme les "Turbos infinis" ("<text:span text:style-name="T115">Turbo call</text:span>" pour miser sur la hausse et "<text:span text:style-name="T115">Turbo Put</text:span>" pour miser sur la baisse) chez BNP Paribas, SG ou Commerzbank, ou encore "Power" ("<text:span text:style-name="T115">Power Up</text:span>" pour miser sur la hausse et "<text:span text:style-name="T115">Power Down</text:span>" pour miser sur la baisse) chez RBS. Ces produits se distinguent des turbos classiques dans le sens où ils n'ont pas de date de maturité, et où ils disposent et d'un <text:span text:style-name="T115">seuil de référence </text:span>(ou "<text:span text:style-name="T115">Barrière désactivante</text:span>") et d'un <text:span text:style-name="T115">seuil de sécurité</text:span>. Lorsque le niveau de la barrière est touché, le produit est alors désactivé, mais il ne vaut alors pas "zéro" : il est en effet remboursé à concurrence du montant suivant : {<text:span text:style-name="T115">Seuil de référence</text:span>-<text:span text:style-name="T115">Seuil de sécurité</text:span>}.</text:p>
      <text:p text:style-name="P45"><text:s/><text:span text:style-name="T119">Attention </text:span>: ces produits ont des niveaux de seuils de référence et de seuils de sécurité qui ne sont pas figés, mais qui évoluent dans le temps. Pensez à vous renseigner sur les derniers niveaux actualisés des barrières directement sur les sites des émetteurs concernés !</text:p>
      <text:p text:style-name="P46">Plus d'information : <text:a xlink:type="simple" xlink:href="http://www.monfinancier.com/bourse/pere-de-famille-c6/apprendre-la-bourse-r7/maitriser-les-turbos-et-les-warrants-7402.html"><text:span text:style-name="T114">http://www.monfinancier.com/bourse/pere-de-famille-c6/apprendre-la-bourse-r7/maitriser-les-turbos-et-les-warrants-7402.html</text:span></text:a><text:span text:style-name="T114">.</text:span></text:p>
      <text:p text:style-name="P46"><text:span text:style-name="T114"/></text:p>
      <text:p text:style-name="P38"><text:span text:style-name="T55">VI les CFD</text:span></text:p>
      <text:p text:style-name="P38"><text:span text:style-name="T55"/></text:p>
      <text:p text:style-name="P31"><text:span text:style-name="T70">Les CFD (Contract For Difference) sont des produits de la famille des dérivés. Ces contrats permettent de prendre position sur des sous-jacents variés (actions, indices, matières premières, etc.), avec un très fort effet de levier, que ce soit à la hausse ou à la baisse par le biais de ventes à découvert. </text:span></text:p>
      <text:p text:style-name="P31"><text:span text:style-name="T70">Les CFD sont des produits potentiellement très lucratifs avec une faible mise initiale, mais représentant un certain niveau de risque et n'étant pas listés à la Bourse de Paris mais seulement accessibles chez des courtiers spécialisés. </text:span></text:p>
      <text:p text:style-name="P31"><text:span text:style-name="T70">En bourse c’est un contrat entre un client et son courtier, où l’une des parties est «acheteuse» et l’autre «vendeuse», stipulant que l'acheteur encaissera ou décaissera la différence entre la valeur de l'actif au moment de sa vente et sa valeur au moment du contrat. (Si la différence est négative, c'est alors le vendeur qui encaisse cette différence). </text:span></text:p>
      <text:p text:style-name="P31"><text:span text:style-name="T70">En effet les CFD sont des </text:span><text:span text:style-name="T79">instruments financiers dérivés </text:span><text:span text:style-name="T70">non réglementés qui permettent de réaliser des profits indexés sur la variation à la hausse (comme à la baisse) du cours du </text:span><text:span text:style-name="T79">sous-jacent</text:span><text:span text:style-name="T70">. Le sous-jacent peut-être une </text:span><text:span text:style-name="T79">action</text:span><text:span text:style-name="T70">, un </text:span><text:span text:style-name="T79">indice</text:span><text:span text:style-name="T70">, une matière-première ou une </text:span><text:span text:style-name="T79">devise</text:span><text:span text:style-name="T70">. Par exemple, lorsque le sous-jacent est une action, un tel contrat est un dérivé d'action qui permet aux investisseurs de </text:span><text:span text:style-name="T79">spéculer </text:span><text:span text:style-name="T70">sur les mouvements du </text:span><text:span text:style-name="T79">cours boursier</text:span><text:span text:style-name="T70">, sans la nécessité de devenir propriétaire de l'action.</text:span></text:p>
      <text:p text:style-name="P31"><text:span text:style-name="T70">Plus d'informations : </text:span><text:a xlink:type="simple" xlink:href="http://fr.wikipedia.org/wiki/Contrat_de_différence"><text:span text:style-name="T70">http://fr.wikipedia.org/wiki/Contrat_de_diff%C3%A9rence</text:span></text:a><text:span text:style-name="T70">.</text:span></text:p>
      <text:p text:style-name="P31"><text:span text:style-name="T70"/></text:p>
      <text:p text:style-name="P35"><text:soft-page-break/><text:span text:style-name="T70">VII Les trackers</text:span></text:p>
      <text:p text:style-name="P35"><text:span text:style-name="T70"/></text:p>
      <text:p text:style-name="P32"><text:span text:style-name="T71">Les </text:span><text:a xlink:type="simple" xlink:href="http://www.boursier.com/trackers/"><text:span text:style-name="T80">trackers</text:span></text:a><text:span text:style-name="T71"> sont des fonds qui sont popularisés de longue date sur le marché américain sous le nom d'ETF (Exchange Traded Funds), et qui permettent de jouer l'intégralité d'un indice ou d'un panier à l'aide d'une seule et même valeur mobilière. En achetant un tracker CAC40, on joue donc l'intégralité de l'indice en un seul produit, qui réplique exactement la performance du CAC40.</text:span></text:p>
      <text:p text:style-name="P47">Ce produit se différencie des certificats sur indice sans levier en ce sens qu'il n'a pas de date de maturité.</text:p>
      <text:p text:style-name="P15"><text:span text:style-name="T34">Le fameux QQQ, tracker indexé sur le </text:span><text:span text:style-name="T10">Nasdaq </text:span><text:span text:style-name="T34">et coté à New-York, est d’ailleurs la valeur mobilière désormais la plus traitée aux Etats-Unis.</text:span></text:p>
      <text:p text:style-name="P47">Les trackers permettent d'investir rapidement et simplement au sein d'un portefeuille représentatif d'un secteur ou d'un marché. Par ce biais, on peut également accéder facilement aux actions étrangères avec des frais de courtage équivalents à ceux des actions françaises. Cela permet enfin de réduire le risque par la diversification.</text:p>
      <text:p text:style-name="P28"><text:span text:style-name="T75">Le tracker permet d'investir simultanément sur plusieurs valeurs mobilières et reproduit les performances dautres produits financiers associés. </text:span><text:span text:style-name="T66">Un tracker est un fonds qui réplique la performance d'un indice et qui est coté en bourse. Il permet à l'investisseur de détenir l'équivalent de l'indice en question sans avoir besoin d'acheter toutes les actions qui composent cet indice. </text:span></text:p>
      <text:p text:style-name="P29"><text:span text:style-name="T76">Plus d'information : </text:span><text:a xlink:type="simple" xlink:href="http://fr.vivat.be/finance/placement/article.asp?pageid=775"><text:span text:style-name="T76">http://fr.vivat.be/finance/placement/article.asp?pageid=775</text:span></text:a><text:span text:style-name="T76">.</text:span></text:p>
      <text:p text:style-name="P29"><text:span text:style-name="T76"/></text:p>
      <text:p text:style-name="P34"><text:span text:style-name="T66">VIII Les indices</text:span></text:p>
      <text:p text:style-name="P29"><text:span text:style-name="T76"/></text:p>
      <text:p text:style-name="P29"><text:span text:style-name="T66">Un indice permet d'évaluer l'état du marché grâce à un échantillon de valeurs représentatives. Il constitue également un outil efficace de comparaison pour évaluer les performances de son propre portefeuille. Chaque place boursière a ses indices, comme le CAC40 pour la bourse de Paris.</text:span><text:span text:style-name="T76"> </text:span></text:p>
      <text:p text:style-name="P29"><text:span text:style-name="T76"/></text:p>
      <text:p text:style-name="P27"><text:span text:style-name="T76">1) Le CAC40</text:span></text:p>
      <text:p text:style-name="P27"><text:span text:style-name="T76"/></text:p>
      <text:p text:style-name="P30"><text:span text:style-name="T88">Le </text:span><text:span text:style-name="T89">CAC40</text:span><text:span text:style-name="T93"> </text:span><text:span text:style-name="T88">est l'indice de référence de la Bourse de Paris. Sa base a été fixée à 1.000 le 31 décembre 1987. Il est calculé en continu toutes le 30 secondes à partir d'un panier de 40 actions inscrites au Premier Marché et choisies pour leur représentativité et leur importance dans les portefeuilles institutionnels et particuliers. Le poids de chaque valeur dans l'indice est pondéré en fonction de l'importance de sa capitalisation. Cet indice représente 75% des transactions de la Bourse de Paris. Plus la taille de la société est importante, plus son évolution a une influence sur l'indice. Le CAC40 constitue donc un bon baromètre de l'évolution des actions françaises.</text:span><text:span text:style-name="T76"> </text:span></text:p>
      <text:p text:style-name="P27"><text:soft-page-break/><text:span text:style-name="T76">2) Le SBF120</text:span></text:p>
      <text:p text:style-name="P30"><text:span text:style-name="T76"/></text:p>
      <text:p text:style-name="P23"><text:span text:style-name="T41">Le SBF120 </text:span><text:span text:style-name="T1">est composé des 120 valeurs les plus actives de la cote (les 40 valeurs de l'indice CAC40 auxquelles s'ajoutent les 80 valeurs parmi les plus liquides du marché). Il est diffusé et calculé en continu depuis le 18 avril 1994 et représente 90% des transactions de Paris. Quatre critères sont pris en compte pour intégrer le SBF120 : le montant des capitaux échangés, le nombre de transactions quotidiennes, le taux de rotation quotidien, et l'écart entre les meilleures offres et les meilleures demandes de la fourchette moyenne de négociation.</text:span><text:span text:style-name="T53"> </text:span></text:p>
      <text:p text:style-name="P23"><text:span text:style-name="T41"/></text:p>
      <text:p text:style-name="P41"><text:span text:style-name="T47">3) Le CAC Next20</text:span></text:p>
      <text:p text:style-name="P43"><text:span text:style-name="T40"/></text:p>
      <text:p text:style-name="P23"><text:span text:style-name="T39">Le </text:span><text:span text:style-name="T12">CAC Next20 </text:span><text:span text:style-name="T39">a été lancé le 31 décembre 2002. Il comprend les 20 valeurs les plus représentatives en termes de capitalisation flottante et de liquidité après les 40 valeurs de l'indice CAC40. Les valeurs composant le CAC Next 20 sont donc des prétendantes à l'entrée au sein du CAC40. Elles sont sélectionnées parmi les 60 premières valeurs d'Euronext Paris classées selon la capitalisation du flottant et les capitaux échangés. Comme le CAC40, ce nouvel indice est calculé en continu toutes les 30 secondes. Le CAC Next20 est pondéré par la capitalisation boursière des valeurs le composant en appliquant un plafond de 15 %. </text:span></text:p>
      <text:p text:style-name="P23"><text:span text:style-name="T39"/></text:p>
      <text:p text:style-name="P41"><text:span text:style-name="T45">4) Le Dow Jones</text:span></text:p>
      <text:p text:style-name="P43"><text:span text:style-name="T34"/></text:p>
      <text:p text:style-name="P30"><text:span text:style-name="T66">C’est certainement le plus connu de tous les indices boursiers mondiaux. C’est l'indice de référence du premier marché financier mondial : la </text:span><text:span text:style-name="T78">Bourse de New-York</text:span><text:span text:style-name="T66">. Il se compose des 30 plus grosses capitalisations américaines (les blue chips). Son calcul est très simple et radicalement différent de celui du CAC40. Il n'y a pas de pondération et chaque valeur composant cet a la même représentativité à l'intérieur du Dow Jones. Il reflète essentiellement le secteur des valeurs industrielles. L’évolution du Dow Jones est observé par tous les investisseurs car son importance est telle dans l'économie internationale qu'il donne souvent le ton aux autres places financières. </text:span></text:p>
      <text:p text:style-name="P30"><text:span text:style-name="T66"/></text:p>
      <text:p text:style-name="P27"><text:span text:style-name="T66">5) Le NASDAQ Composite</text:span></text:p>
      <text:p text:style-name="P30"><text:span text:style-name="T66">C’est un indice très volatil, représentatif des valeurs technologiques américaines (informatique, Internet, biotechnologies,…). Le Nasdaq Composite est calculé à partir de plusieurs milliers de valeurs </text:span></text:p>
      <text:p text:style-name="P30"><text:span text:style-name="T66"/></text:p>
      <text:p text:style-name="P27"><text:span text:style-name="T66">6) Le NASDAQ</text:span></text:p>
      <text:p text:style-name="P30"><text:span text:style-name="T66">c’est l'indice représentatif des 100 plus grosses valeurs technologiques américai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Verdana" svg:font-family="Verdana, Arial, serif"/>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22:54:14.799000000</meta:creation-date>
    <dc:date>2014-09-14T17:32:26.290000000</dc:date>
    <meta:editing-duration>PT5H45M59S</meta:editing-duration>
    <meta:editing-cycles>5</meta:editing-cycles>
    <meta:generator>LibreOffice/4.1.4.2$Windows_x86 LibreOffice_project/0a0440ccc0227ad9829de5f46be37cfb6edcf72</meta:generator>
    <meta:document-statistic meta:table-count="0" meta:image-count="0" meta:object-count="0" meta:page-count="7" meta:paragraph-count="69" meta:word-count="2950" meta:character-count="18456" meta:non-whitespace-character-count="15566"/>
  </office:meta>
</office:document-meta>
</file>